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erif" svg:font-family="'Noto Serif'" style:font-family-generic="roman"/>
    <style:font-face style:name="FreeSans1" svg:font-family="FreeSans" style:font-family-generic="swiss"/>
    <style:font-face style:name="Noto Sans" svg:font-family="'Noto Sans'" style:font-family-generic="swiss"/>
    <style:font-face style:name="Source Code Pro" svg:font-family="'Source Code Pro'" style:font-adornments="Normal" style:font-pitch="fixed"/>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margin-top="0cm" fo:margin-bottom="0cm" loext:contextual-spacing="false" fo:break-before="page"/>
      <style:text-properties officeooo:rsid="001960ba" officeooo:paragraph-rsid="002025f6"/>
    </style:style>
    <style:style style:name="P2" style:family="paragraph" style:parent-style-name="Standard">
      <style:paragraph-properties fo:margin-top="0cm" fo:margin-bottom="0cm" loext:contextual-spacing="false" fo:break-before="page"/>
      <style:text-properties officeooo:rsid="001960ba" officeooo:paragraph-rsid="00221611"/>
    </style:style>
    <style:style style:name="P3" style:family="paragraph" style:parent-style-name="Standard">
      <style:paragraph-properties fo:margin-top="0cm" fo:margin-bottom="0cm" loext:contextual-spacing="false" fo:break-before="page"/>
      <style:text-properties officeooo:rsid="001960ba" officeooo:paragraph-rsid="00247003"/>
    </style:style>
    <style:style style:name="P4" style:family="paragraph" style:parent-style-name="Standard">
      <style:paragraph-properties fo:margin-top="0cm" fo:margin-bottom="0cm" loext:contextual-spacing="false"/>
      <style:text-properties fo:color="#47b800" fo:font-size="10pt" fo:font-weight="bold" officeooo:rsid="001b12bd" officeooo:paragraph-rsid="001b12bd" style:font-size-asian="10pt" style:font-weight-asian="bold" style:font-size-complex="10pt" style:font-weight-complex="bold"/>
    </style:style>
    <style:style style:name="P5" style:family="paragraph" style:parent-style-name="Standard">
      <style:paragraph-properties fo:margin-top="0cm" fo:margin-bottom="0cm" loext:contextual-spacing="false" fo:break-before="page"/>
      <style:text-properties fo:color="#47b800" fo:font-size="10pt" fo:font-weight="bold" officeooo:rsid="001b12bd" officeooo:paragraph-rsid="001b12bd" style:font-size-asian="10pt" style:font-weight-asian="bold" style:font-size-complex="10pt" style:font-weight-complex="bold"/>
    </style:style>
    <style:style style:name="P6" style:family="paragraph" style:parent-style-name="Standard">
      <style:paragraph-properties fo:margin-top="0cm" fo:margin-bottom="0cm" loext:contextual-spacing="false" fo:break-before="page"/>
      <style:text-properties officeooo:rsid="001960ba" officeooo:paragraph-rsid="00261912"/>
    </style:style>
    <style:style style:name="P7" style:family="paragraph" style:parent-style-name="Standard">
      <style:paragraph-properties fo:margin-top="0cm" fo:margin-bottom="0cm" loext:contextual-spacing="false" fo:break-before="page"/>
      <style:text-properties officeooo:rsid="001960ba" officeooo:paragraph-rsid="00282d88"/>
    </style:style>
    <style:style style:name="P8" style:family="paragraph" style:parent-style-name="Standard">
      <style:paragraph-properties fo:margin-top="0cm" fo:margin-bottom="0cm" loext:contextual-spacing="false" fo:break-before="page"/>
      <style:text-properties officeooo:rsid="001960ba" officeooo:paragraph-rsid="002e5a54"/>
    </style:style>
    <style:style style:name="P9" style:family="paragraph" style:parent-style-name="Standard" style:list-style-name="L1">
      <style:paragraph-properties fo:margin-top="0.199cm" fo:margin-bottom="0.199cm" loext:contextual-spacing="false"/>
      <style:text-properties officeooo:rsid="0018fa39" officeooo:paragraph-rsid="0018fa39"/>
    </style:style>
    <style:style style:name="P10" style:family="paragraph" style:parent-style-name="Standard" style:list-style-name="L1">
      <style:paragraph-properties fo:margin-top="0.199cm" fo:margin-bottom="0.199cm" loext:contextual-spacing="false"/>
      <style:text-properties officeooo:rsid="001960ba" officeooo:paragraph-rsid="001960ba"/>
    </style:style>
    <style:style style:name="P11" style:family="paragraph" style:parent-style-name="Standard" style:list-style-name="L1">
      <style:paragraph-properties fo:margin-top="0.199cm" fo:margin-bottom="0.199cm" loext:contextual-spacing="false"/>
      <style:text-properties officeooo:rsid="001b12bd" officeooo:paragraph-rsid="001b12bd"/>
    </style:style>
    <style:style style:name="P12" style:family="paragraph" style:parent-style-name="Standard" style:list-style-name="L1">
      <style:paragraph-properties fo:margin-top="0.199cm" fo:margin-bottom="0.199cm" loext:contextual-spacing="false"/>
      <style:text-properties officeooo:rsid="001c43a1" officeooo:paragraph-rsid="001c43a1"/>
    </style:style>
    <style:style style:name="P13" style:family="paragraph" style:parent-style-name="Standard" style:list-style-name="L1">
      <style:paragraph-properties fo:margin-top="0.199cm" fo:margin-bottom="0.199cm" loext:contextual-spacing="false"/>
      <style:text-properties officeooo:rsid="001d244e" officeooo:paragraph-rsid="001d244e"/>
    </style:style>
    <style:style style:name="P14" style:family="paragraph" style:parent-style-name="Standard" style:list-style-name="L1">
      <style:paragraph-properties fo:margin-top="0.199cm" fo:margin-bottom="0.199cm" loext:contextual-spacing="false"/>
      <style:text-properties officeooo:rsid="001e8cef" officeooo:paragraph-rsid="001e8cef"/>
    </style:style>
    <style:style style:name="P15" style:family="paragraph" style:parent-style-name="Standard" style:list-style-name="L1">
      <style:paragraph-properties fo:margin-top="0.199cm" fo:margin-bottom="0.199cm" loext:contextual-spacing="false"/>
      <style:text-properties officeooo:rsid="002025f6" officeooo:paragraph-rsid="002025f6"/>
    </style:style>
    <style:style style:name="P16" style:family="paragraph" style:parent-style-name="Standard" style:list-style-name="L1">
      <style:paragraph-properties fo:margin-top="0.199cm" fo:margin-bottom="0.199cm" loext:contextual-spacing="false"/>
      <style:text-properties officeooo:rsid="00221611" officeooo:paragraph-rsid="00221611"/>
    </style:style>
    <style:style style:name="P17" style:family="paragraph" style:parent-style-name="Standard" style:list-style-name="L1">
      <style:paragraph-properties fo:margin-top="0.199cm" fo:margin-bottom="0.199cm" loext:contextual-spacing="false"/>
      <style:text-properties officeooo:rsid="0022a63c" officeooo:paragraph-rsid="00221611"/>
    </style:style>
    <style:style style:name="P18" style:family="paragraph" style:parent-style-name="Standard" style:list-style-name="L1">
      <style:paragraph-properties fo:margin-top="0.199cm" fo:margin-bottom="0.199cm" loext:contextual-spacing="false"/>
      <style:text-properties officeooo:rsid="0022a63c" officeooo:paragraph-rsid="0022a63c"/>
    </style:style>
    <style:style style:name="P19" style:family="paragraph" style:parent-style-name="Standard" style:list-style-name="L1">
      <style:paragraph-properties fo:margin-top="0.199cm" fo:margin-bottom="0.199cm" loext:contextual-spacing="false"/>
      <style:text-properties officeooo:rsid="00256a00" officeooo:paragraph-rsid="00256a00"/>
    </style:style>
    <style:style style:name="P20" style:family="paragraph" style:parent-style-name="Standard" style:list-style-name="L1">
      <style:paragraph-properties fo:margin-top="0.199cm" fo:margin-bottom="0.199cm" loext:contextual-spacing="false"/>
      <style:text-properties officeooo:rsid="00261912" officeooo:paragraph-rsid="00261912"/>
    </style:style>
    <style:style style:name="P21" style:family="paragraph" style:parent-style-name="Standard" style:list-style-name="L1">
      <style:paragraph-properties fo:margin-top="0.199cm" fo:margin-bottom="0.199cm" loext:contextual-spacing="false"/>
      <style:text-properties officeooo:rsid="0026797a" officeooo:paragraph-rsid="0026797a"/>
    </style:style>
    <style:style style:name="P22" style:family="paragraph" style:parent-style-name="Standard" style:list-style-name="L1">
      <style:paragraph-properties fo:margin-top="0.199cm" fo:margin-bottom="0.199cm" loext:contextual-spacing="false"/>
      <style:text-properties officeooo:rsid="00282d88" officeooo:paragraph-rsid="00282d88"/>
    </style:style>
    <style:style style:name="P23" style:family="paragraph" style:parent-style-name="Standard" style:list-style-name="L1">
      <style:paragraph-properties fo:margin-top="0.199cm" fo:margin-bottom="0.199cm" loext:contextual-spacing="false"/>
      <style:text-properties officeooo:rsid="00282d88" officeooo:paragraph-rsid="00298275"/>
    </style:style>
    <style:style style:name="P24" style:family="paragraph" style:parent-style-name="Standard" style:list-style-name="L1">
      <style:paragraph-properties fo:margin-top="0.199cm" fo:margin-bottom="0.199cm" loext:contextual-spacing="false"/>
      <style:text-properties officeooo:rsid="00282d88" officeooo:paragraph-rsid="002f84ce"/>
    </style:style>
    <style:style style:name="P25" style:family="paragraph" style:parent-style-name="Standard" style:list-style-name="L1">
      <style:paragraph-properties fo:margin-top="0.199cm" fo:margin-bottom="0.199cm" loext:contextual-spacing="false"/>
      <style:text-properties officeooo:rsid="00282d88" officeooo:paragraph-rsid="0034098a"/>
    </style:style>
    <style:style style:name="P26" style:family="paragraph" style:parent-style-name="Standard">
      <style:paragraph-properties fo:margin-top="0.199cm" fo:margin-bottom="0.199cm" loext:contextual-spacing="false"/>
      <style:text-properties officeooo:rsid="00282d88" officeooo:paragraph-rsid="002f84ce"/>
    </style:style>
    <style:style style:name="P27" style:family="paragraph" style:parent-style-name="Standard">
      <style:paragraph-properties fo:margin-top="0.199cm" fo:margin-bottom="0.199cm" loext:contextual-spacing="false"/>
      <style:text-properties fo:color="#ce181e" fo:font-style="italic" officeooo:rsid="00282d88" officeooo:paragraph-rsid="00282d88" style:font-style-asian="italic" style:font-style-complex="italic"/>
    </style:style>
    <style:style style:name="P28" style:family="paragraph" style:parent-style-name="Standard">
      <style:paragraph-properties fo:margin-top="0.199cm" fo:margin-bottom="0.199cm" loext:contextual-spacing="false"/>
      <style:text-properties fo:color="#ce181e" fo:font-style="italic" officeooo:rsid="00282d88" officeooo:paragraph-rsid="00298275" style:font-style-asian="italic" style:font-style-complex="italic"/>
    </style:style>
    <style:style style:name="P29" style:family="paragraph" style:parent-style-name="Standard">
      <style:paragraph-properties fo:margin-top="0.199cm" fo:margin-bottom="0.199cm" loext:contextual-spacing="false"/>
      <style:text-properties fo:color="#ce181e" fo:font-style="italic" officeooo:rsid="00282d88" officeooo:paragraph-rsid="002ad3a0" style:font-style-asian="italic" style:font-style-complex="italic"/>
    </style:style>
    <style:style style:name="P30" style:family="paragraph" style:parent-style-name="Standard">
      <style:paragraph-properties fo:margin-top="0.199cm" fo:margin-bottom="0.199cm" loext:contextual-spacing="false"/>
      <style:text-properties fo:color="#ce181e" fo:font-style="italic" officeooo:rsid="00282d88" officeooo:paragraph-rsid="002ccaad" style:font-style-asian="italic" style:font-style-complex="italic"/>
    </style:style>
    <style:style style:name="P31" style:family="paragraph" style:parent-style-name="Standard">
      <style:paragraph-properties fo:margin-top="0.199cm" fo:margin-bottom="0.199cm" loext:contextual-spacing="false"/>
      <style:text-properties fo:color="#ce181e" fo:font-style="italic" officeooo:rsid="00282d88" officeooo:paragraph-rsid="002d745b" style:font-style-asian="italic" style:font-style-complex="italic"/>
    </style:style>
    <style:style style:name="P32" style:family="paragraph" style:parent-style-name="Standard">
      <style:paragraph-properties fo:margin-top="0.199cm" fo:margin-bottom="0.199cm" loext:contextual-spacing="false"/>
      <style:text-properties fo:color="#ce181e" fo:font-style="italic" officeooo:rsid="00282d88" officeooo:paragraph-rsid="0035ef91" style:font-style-asian="italic" style:font-style-complex="italic"/>
    </style:style>
    <style:style style:name="P33" style:family="paragraph" style:parent-style-name="Standard">
      <style:paragraph-properties fo:margin-top="0.199cm" fo:margin-bottom="0.199cm" loext:contextual-spacing="false"/>
      <style:text-properties fo:color="#ce181e" fo:font-style="italic" officeooo:rsid="002ccaad" officeooo:paragraph-rsid="002ccaad" style:font-style-asian="italic" style:font-style-complex="italic"/>
    </style:style>
    <style:style style:name="P34" style:family="paragraph" style:parent-style-name="Standard">
      <style:paragraph-properties fo:margin-top="0.199cm" fo:margin-bottom="0.199cm" loext:contextual-spacing="false"/>
      <style:text-properties fo:color="#ce181e" fo:font-style="italic" officeooo:rsid="002ccaad" officeooo:paragraph-rsid="0034098a" style:font-style-asian="italic" style:font-style-complex="italic"/>
    </style:style>
    <style:style style:name="P35" style:family="paragraph" style:parent-style-name="Standard" style:list-style-name="L1">
      <style:paragraph-properties fo:margin-top="0.199cm" fo:margin-bottom="0.199cm" loext:contextual-spacing="false"/>
      <style:text-properties officeooo:rsid="00298275" officeooo:paragraph-rsid="00298275"/>
    </style:style>
    <style:style style:name="P36" style:family="paragraph" style:parent-style-name="Standard" style:list-style-name="L1">
      <style:paragraph-properties fo:margin-top="0.199cm" fo:margin-bottom="0.199cm" loext:contextual-spacing="false"/>
      <style:text-properties officeooo:rsid="002ad3a0" officeooo:paragraph-rsid="002ad3a0"/>
    </style:style>
    <style:style style:name="P37" style:family="paragraph" style:parent-style-name="Standard" style:list-style-name="L1">
      <style:paragraph-properties fo:margin-top="0.199cm" fo:margin-bottom="0.199cm" loext:contextual-spacing="false"/>
      <style:text-properties officeooo:rsid="002ccaad" officeooo:paragraph-rsid="002ccaad"/>
    </style:style>
    <style:style style:name="P38" style:family="paragraph" style:parent-style-name="Standard" style:list-style-name="L1">
      <style:paragraph-properties fo:margin-top="0.199cm" fo:margin-bottom="0.199cm" loext:contextual-spacing="false"/>
      <style:text-properties officeooo:rsid="002ccaad" officeooo:paragraph-rsid="002d745b"/>
    </style:style>
    <style:style style:name="P39" style:family="paragraph" style:parent-style-name="Standard" style:list-style-name="L1">
      <style:paragraph-properties fo:margin-top="0.199cm" fo:margin-bottom="0.199cm" loext:contextual-spacing="false"/>
      <style:text-properties officeooo:rsid="002d745b" officeooo:paragraph-rsid="002d745b"/>
    </style:style>
    <style:style style:name="P40" style:family="paragraph" style:parent-style-name="Standard" style:list-style-name="L1">
      <style:paragraph-properties fo:margin-top="0.199cm" fo:margin-bottom="0.199cm" loext:contextual-spacing="false"/>
      <style:text-properties officeooo:rsid="002d745b" officeooo:paragraph-rsid="002f84ce"/>
    </style:style>
    <style:style style:name="P41" style:family="paragraph" style:parent-style-name="Standard" style:list-style-name="L1">
      <style:paragraph-properties fo:margin-top="0.199cm" fo:margin-bottom="0.199cm" loext:contextual-spacing="false"/>
      <style:text-properties officeooo:rsid="0034098a" officeooo:paragraph-rsid="0034098a"/>
    </style:style>
    <style:style style:name="P42" style:family="paragraph" style:parent-style-name="Heading_20_1">
      <style:text-properties officeooo:rsid="0018fa39" officeooo:paragraph-rsid="0018fa39"/>
    </style:style>
    <style:style style:name="T1" style:family="text">
      <style:text-properties officeooo:rsid="001960ba"/>
    </style:style>
    <style:style style:name="T2" style:family="text">
      <style:text-properties fo:color="#47b800" fo:font-size="10pt" fo:font-weight="bold" officeooo:rsid="001b12bd" style:font-size-asian="10pt" style:font-weight-asian="bold" style:font-size-complex="10pt" style:font-weight-complex="bold"/>
    </style:style>
    <style:style style:name="T3" style:family="text">
      <style:text-properties fo:color="#47b800" fo:font-size="10pt" fo:font-weight="bold" officeooo:rsid="002025f6" style:font-size-asian="10pt" style:font-weight-asian="bold" style:font-size-complex="10pt" style:font-weight-complex="bold"/>
    </style:style>
    <style:style style:name="T4" style:family="text">
      <style:text-properties fo:color="#47b800" fo:font-size="10pt" fo:font-weight="bold" officeooo:rsid="00221611" style:font-size-asian="10pt" style:font-weight-asian="bold" style:font-size-complex="10pt" style:font-weight-complex="bold"/>
    </style:style>
    <style:style style:name="T5" style:family="text">
      <style:text-properties fo:color="#47b800" fo:font-size="10pt" fo:font-weight="bold" officeooo:rsid="00247003" style:font-size-asian="10pt" style:font-weight-asian="bold" style:font-size-complex="10pt" style:font-weight-complex="bold"/>
    </style:style>
    <style:style style:name="T6" style:family="text">
      <style:text-properties fo:color="#47b800" fo:font-size="10pt" fo:font-weight="bold" officeooo:rsid="00261912" style:font-size-asian="10pt" style:font-weight-asian="bold" style:font-size-complex="10pt" style:font-weight-complex="bold"/>
    </style:style>
    <style:style style:name="T7" style:family="text">
      <style:text-properties fo:color="#47b800" fo:font-size="10pt" fo:font-weight="bold" officeooo:rsid="00282d88" style:font-size-asian="10pt" style:font-weight-asian="bold" style:font-size-complex="10pt" style:font-weight-complex="bold"/>
    </style:style>
    <style:style style:name="T8" style:family="text">
      <style:text-properties fo:color="#47b800" fo:font-size="10pt" fo:font-weight="bold" officeooo:rsid="002d2d7b" style:font-size-asian="10pt" style:font-weight-asian="bold" style:font-size-complex="10pt" style:font-weight-complex="bold"/>
    </style:style>
    <style:style style:name="T9" style:family="text">
      <style:text-properties fo:color="#47b800" fo:font-size="10pt" fo:font-weight="bold" officeooo:rsid="002f84ce" style:font-size-asian="10pt" style:font-weight-asian="bold" style:font-size-complex="10pt" style:font-weight-complex="bold"/>
    </style:style>
    <style:style style:name="T10" style:family="text">
      <style:text-properties fo:color="#47b800" fo:font-size="10pt" fo:font-weight="bold" officeooo:rsid="0034098a" style:font-size-asian="10pt" style:font-weight-asian="bold" style:font-size-complex="10pt" style:font-weight-complex="bold"/>
    </style:style>
    <style:style style:name="T11" style:family="text">
      <style:text-properties officeooo:rsid="001d244e"/>
    </style:style>
    <style:style style:name="T12" style:family="text">
      <style:text-properties officeooo:rsid="002025f6"/>
    </style:style>
    <style:style style:name="T13" style:family="text">
      <style:text-properties officeooo:rsid="0026797a"/>
    </style:style>
    <style:style style:name="T14" style:family="text">
      <style:text-properties officeooo:rsid="00282d88"/>
    </style:style>
    <style:style style:name="T15" style:family="text">
      <style:text-properties officeooo:rsid="00298275"/>
    </style:style>
    <style:style style:name="T16" style:family="text">
      <style:text-properties officeooo:rsid="002ad3a0"/>
    </style:style>
    <style:style style:name="T17" style:family="text">
      <style:text-properties fo:color="#ce181e" fo:font-style="italic" style:font-style-asian="italic" style:font-style-complex="italic"/>
    </style:style>
    <style:style style:name="T18" style:family="text">
      <style:text-properties fo:color="#ce181e" fo:font-style="italic" officeooo:rsid="002ad3a0" style:font-style-asian="italic" style:font-style-complex="italic"/>
    </style:style>
    <style:style style:name="T19" style:family="text">
      <style:text-properties fo:color="#ce181e" fo:font-style="italic" officeooo:rsid="00332f54" style:font-style-asian="italic" style:font-style-complex="italic"/>
    </style:style>
    <style:style style:name="T20" style:family="text">
      <style:text-properties officeooo:rsid="002cde7f"/>
    </style:style>
    <style:style style:name="T21" style:family="text">
      <style:text-properties officeooo:rsid="002d745b"/>
    </style:style>
    <style:style style:name="T22" style:family="text">
      <style:text-properties officeooo:rsid="002f84ce"/>
    </style:style>
    <style:style style:name="T23" style:family="text">
      <style:text-properties officeooo:rsid="0031c6ab"/>
    </style:style>
    <style:style style:name="T24" style:family="text">
      <style:text-properties officeooo:rsid="00332f54"/>
    </style:style>
    <style:style style:name="T25" style:family="text">
      <style:text-properties officeooo:rsid="0034098a"/>
    </style:style>
    <style:style style:name="T26" style:family="text">
      <style:text-properties officeooo:rsid="0035ef9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Script → Configuration d’une interface réseau Ethernet</text:h>
      <text:p text:style-name="P4">Vue 1</text:p>
      <text:list xml:id="list4110629183" text:style-name="L1">
        <text:list-item>
          <text:p text:style-name="P9">Mais pourquoi doit-on utiliser autant d’adresses et de protocoles différents dans le monde des communications réseau ?</text:p>
        </text:list-item>
        <text:list-item>
          <text:p text:style-name="P9">Voilà une problématique difficile à appréhender lorsque l’on débute. Il est facile de se décourager face à ce trop plein d’informations</text:p>
        </text:list-item>
        <text:list-item>
          <text:p text:style-name="P9">Cette série de captures vidéo sur la configuration d’une interface Ethernet est une approche par l’exemple dont le but est <text:span text:style-name="T1">avant tout</text:span> d<text:span text:style-name="T1">e donner quelques clés pour s</text:span>’orienter</text:p>
        </text:list-item>
        <text:list-item>
          <text:p text:style-name="P10">Bon, l’ambition ici reste très modeste</text:p>
        </text:list-item>
        <text:list-item>
          <text:p text:style-name="P10">Il s’agit d’une première étape basée sur la lecture d’une configuration déjà en place et en état de marche</text:p>
        </text:list-item>
      </text:list>
      <text:p text:style-name="P4">Vue 2</text:p>
      <text:list xml:id="list163832422392324" text:continue-numbering="true" text:style-name="L1">
        <text:list-item>
          <text:p text:style-name="P10">On s’appuie sur un support de travaux pratiques tout ce qu’il y a de plus classique</text:p>
        </text:list-item>
        <text:list-item>
          <text:p text:style-name="P10">Il comprend une introduction aux différentes commandes du monde GNU/Linux. Ces commandes permettent de visualiser les éléments de la configuration d’une interface Ethernet en vis-à-vis de la modélisation des réseaux de télécommunications sous sa forme contemporaine</text:p>
        </text:list-item>
        <text:list-item>
          <text:p text:style-name="P10">À la section 11 de la table des matières du support de travaux pratiques, on trouve une liste de questions regroupées en 6 rubriques</text:p>
        </text:list-item>
        <text:list-item>
          <text:p text:style-name="P11">Les objectifs sont :</text:p>
          <text:p text:style-name="P11">Identifier les ressources matérielles et logicielles utilisées par une interface Ethernet</text:p>
          <text:p text:style-name="P11">Interpréter les résultats des commandes saisies à la console. C’est une étape importante à franchir</text:p>
          <text:p text:style-name="P11">Repérer les informations sur l’état et les adresses d’une interface. Il faut savoir qu’une même interface peut avoir plusieurs indicateurs et plusieurs adresses</text:p>
        </text:list-item>
      </text:list>
      <text:p text:style-name="P5">Vue 3</text:p>
      <text:list xml:id="list163832007725970" text:continue-numbering="true" text:style-name="L1">
        <text:list-item>
          <text:p text:style-name="P11">La série de vidéos comprend 6 capsules. Une par rubrique de questions</text:p>
        </text:list-item>
        <text:list-item>
          <text:p text:style-name="P12"><text:span text:style-name="T11">Dans la première vidéo</text:span>, on vérifie la présence du composant contrôleur Ethernet, on visualise son adresse sur le bus piloté par le système d’exploitation et on identifie le module du noyau qui correspond à ce composant … s’il existe</text:p>
          <text:p text:style-name="P12">Une fois le composant connu, on s’intéresse aux conditions de raccordement de la prise RJ45 au réseau Ethernet</text:p>
          <text:p text:style-name="P12">Enfin, <text:span text:style-name="T11">on doit savoir si l’interface est électriquement active et si elle en état de fonctionnement grâce à la liste des indicateurs et à leurs valeurs</text:span></text:p>
        </text:list-item>
        <text:list-item>
          <text:p text:style-name="P13">Dans la deuxième vidéo, on relève les différentes adresses de l’interface. C’est là que la modélisation réseau prend toute son importance. Une catégorie d’adresse correspond à une couche et on peut en déduire la portée de chaque espace d’adressage</text:p>
        </text:list-item>
        <text:list-item>
          <text:p text:style-name="P14">Dans la troisième partie, on s’intéresse au voisinage réseau. Maintenant que l’on a identifié les adresses du système sur lequel on travaille, ont peut reconnaître les hôtes voisins qui appartiennent au même réseau local Ethernet</text:p>
        </text:list-item>
        <text:list-item>
          <text:p text:style-name="P14">La quatrième vidéo est consacrée à un voisin bien particulier du réseau local : la passerelle par défaut ou le routeur qui permet d’acheminer le trafic vers l’Internet. <text:span text:style-name="T12">C’est dans la table de routage du système que ce routeur est repéré</text:span></text:p>
        </text:list-item>
        <text:list-item>
          <text:p text:style-name="P15">La cinquième vidéo est basée sur le fait qu’il est plus facile de retenir le nom d’un service Internet plutôt que la liste des adresses IP des serveurs sur lequel il est hébergé. On s’intéresse donc à la résolution des noms de domaines en adresses IP</text:p>
        </text:list-item>
        <text:list-item>
          <text:p text:style-name="P15">Dans la sixième et dernière vidéo de la série, on essaie de suivre le chemin emprunté par le trafic émis par l’interface Ethernet du système que l’on utilise</text:p>
        </text:list-item>
      </text:list>
      <text:p text:style-name="P1"><text:span text:style-name="T2">Vue </text:span><text:span text:style-name="T3">4</text:span></text:p>
      <text:list xml:id="list163831923407272" text:continue-numbering="true" text:style-name="L1">
        <text:list-item>
          <text:p text:style-name="P16">Pour traiter les questions des différentes rubriques, il est possible d’utiliser plusieurs types d’architectures matérielles</text:p>
        </text:list-item>
        <text:list-item>
          <text:p text:style-name="P16">Pour la partie identification des ressources matérielles, on s’appuie sur deux types distincts de machines</text:p>
        </text:list-item>
        <text:list-item>
          <text:p text:style-name="P16">1 PC Brix à gauche sur la vue</text:p>
        </text:list-item>
        <text:list-item>
          <text:p text:style-name="P16">1 carte raspberry pi à droite sur la vue</text:p>
        </text:list-item>
        <text:list-item>
          <text:p text:style-name="P16">Ces deux machines permettent de caractériser les différences en matière de matériel</text:p>
        </text:list-item>
        <text:list-item>
          <text:p text:style-name="P16">Nous verrons que dès que les différences matérielles sont dépassées, on peut utiliser n’importe lequel des deux systèmes indifféremment</text:p>
        </text:list-item>
        <text:list-item>
          <text:p text:style-name="P16">Enfin, à titre anecdotique, il est aussi possible de traiter une grande partie des questions sur un smartphone ou une tablette Android avec l’application Terminal Emulator</text:p>
        </text:list-item>
      </text:list>
      <text:p text:style-name="P2"><text:span text:style-name="T2">Vue </text:span><text:span text:style-name="T4">5</text:span></text:p>
      <text:list xml:id="list163832819794644" text:continue-numbering="true" text:style-name="L1">
        <text:list-item>
          <text:p text:style-name="P17">Pour se repérer ou s’orienter on peut adopter au moins 2 points de vue différents</text:p>
        </text:list-item>
        <text:list-item>
          <text:p text:style-name="P18">En premier lieu, on dispose de la modélisation réseau sous sa forme contemporaine </text:p>
        </text:list-item>
        <text:list-item>
          <text:p text:style-name="P18">On distingue 5 couches : application, transport, réseau, liaison et physique</text:p>
        </text:list-item>
        <text:list-item>
          <text:p text:style-name="P18">Sur la gauche, en vis-à-vis de chaque couche, on relève l’unité de données manipulée.</text:p>
        </text:list-item>
        <text:list-item>
          <text:p text:style-name="P18">Les noms de ses couches et des unités associées sont à apprendre. Ce sont des points de repère essentiels</text:p>
        </text:list-item>
        <text:list-item>
          <text:p text:style-name="P18">Plus difficile ! L’encapsulation rend le traitement effectué au niveau de chaque couche indépendant des autres couches. Ainsi, on peut changer de protocole ou de technologie à un niveau sans casser tout l’édifice du modèle</text:p>
        </text:list-item>
        <text:list-item>
          <text:p text:style-name="P18">Ici, les données de la trame comprennent l’en-tête de la couche réseau et ses données …</text:p>
        </text:list-item>
        <text:list-item>
          <text:p text:style-name="P18">Cette représentation graphique constitue une table d’orientation à laquelle il faut faire référence dès que l’on commence à s’égarer dans les méandres du trop plein d’information</text:p>
        </text:list-item>
      </text:list>
      <text:p text:style-name="P3"><text:span text:style-name="T2">Vue </text:span><text:span text:style-name="T5">6</text:span></text:p>
      <text:list xml:id="list163833273275838" text:continue-numbering="true" text:style-name="L1">
        <text:list-item>
          <text:p text:style-name="P19">Le deuxième point de vue est celui du système d’exploitation</text:p>
        </text:list-item>
        <text:list-item>
          <text:p text:style-name="P19">Les systèmes Unix sont souvent représentés avec 3 cercles concentriques : le noyau ou kernel au centre, le shell au dessus et ensuite les applications</text:p>
        </text:list-item>
        <text:list-item>
          <text:p text:style-name="P19">Imaginons ici que l’on fait un zoom avec un grossissement très important</text:p>
        </text:list-item>
        <text:list-item>
          <text:p text:style-name="P19">Les trois cercles sont devenus 3 couches dans lesquelles la modélisation réseau contemporaine s’insère parfaitement</text:p>
        </text:list-item>
        <text:list-item>
          <text:p text:style-name="P20">La 4 premières couches de la modélisation font partie du sous-système réseau du noyau et la couche application porte le même nom quelque soit le point de vue : réseau ou système</text:p>
        </text:list-item>
        <text:list-item>
          <text:p text:style-name="P20">Une application, un programme ou un démon utilise un canal de communication mémoire particulier pour échanger avec le sous-système réseau du noyau</text:p>
        </text:list-item>
        <text:list-item>
          <text:p text:style-name="P20">On appelle ce canal de communication socket ou prise réseau dans un français plus académique</text:p>
        </text:list-item>
        <text:list-item>
          <text:p text:style-name="P20">Un programme qui utilise une ou plusieurs prises réseau fait appel aux bibliothèques standard dans lesquelles on trouve des définitions de structures de données ou enregistrements et des définitions de sous-programmes dont un s’appelle justement socket</text:p>
        </text:list-item>
        <text:list-item>
          <text:p text:style-name="P20">Enfin, c’est au niveau du shell que l’on peut lancer les commandes et visualiser les résultats correspondants</text:p>
        </text:list-item>
        <text:list-item>
          <text:p text:style-name="P20">Le traitement des questions de ce support de travaux pratique est justement basé sur la lecture des résultats produits par différentes commandes au niveau du shell</text:p>
        </text:list-item>
      </text:list>
      <text:p text:style-name="P6"><text:span text:style-name="T2">Vue </text:span><text:span text:style-name="T6">7</text:span></text:p>
      <text:list xml:id="list163832094182078" text:continue-numbering="true" text:style-name="L1">
        <text:list-item>
          <text:p text:style-name="P20">Nous allons conclure cette première vidéo</text:p>
        </text:list-item>
        <text:list-item>
          <text:p text:style-name="P20">Il faut maintenant se lancer à l’assaut de la console et affronter les <text:span text:style-name="T13">terribles commandes GNU/Linux </text:span></text:p>
        </text:list-item>
        <text:list-item>
          <text:p text:style-name="P21"><text:span text:style-name="T14">Vous avez ici un</text:span> lien vers une anti-sèche sur la syntaxe et les options des principales commandes à utiliser pour accéder aux interfaces réseau</text:p>
        </text:list-item>
        <text:list-item>
          <text:p text:style-name="P22">Voilà, j’espère vous avoir donné envie de poursuivre et de visionner les capsules vidéo des séries de questions du support de travaux pratiques</text:p>
        </text:list-item>
      </text:list>
      <text:p text:style-name="P7"><text:span text:style-name="T2">Vue </text:span><text:span text:style-name="T7">8 →</text:span><text:span text:style-name="T8"> capsule 1</text:span></text:p>
      <text:list xml:id="list163833316832531" text:continue-numbering="true" text:style-name="L1">
        <text:list-item>
          <text:p text:style-name="P22">Cette vidéo est la première d’une série de 6 capsules</text:p>
        </text:list-item>
        <text:list-item>
          <text:p text:style-name="P22">Elle correspond à la première rubrique des questions de sur la configuration d’une interface Ethernet</text:p>
        </text:list-item>
        <text:list-item>
          <text:p text:style-name="P22">On utilise ici deux machines distinctes avec deux architectures différentes : un PC de type Brix et une carte raspberry pi</text:p>
        </text:list-item>
        <text:list-item>
          <text:p text:style-name="P22">L’objectif est d’identifier les ressources matérielles et logicielles, le mode de raccordement au réseau Ethernet et l’état de l’interface</text:p>
        </text:list-item>
        <text:list-item>
          <text:p text:style-name="P22">Pour cela nous devons traiter 3 questions, ce qui nous renvoie au support de travaux pratiques</text:p>
        </text:list-item>
      </text:list>
      <text:p text:style-name="P27">aller vers le support <text:span text:style-name="T16">section 2</text:span></text:p>
      <text:list xml:id="list163833076112993" text:continue-numbering="true" text:style-name="L1">
        <text:list-item>
          <text:p text:style-name="P22">Les 3 questions font références à deux sections de la table des matières</text:p>
        </text:list-item>
        <text:list-item>
          <text:p text:style-name="P22">Dans ces sections, les commandes GNU/Linux utiles sont introduites</text:p>
        </text:list-item>
        <text:list-item>
          <text:p text:style-name="P39">On note bien que cette question porte sur les éléments de la couche physique de la modélisation réseau contemporaine</text:p>
        </text:list-item>
      </text:list>
      <text:p text:style-name="P27"><text:span text:style-name="T21">retour et </text:span>lecture de la <text:span text:style-name="T26">question Q1</text:span></text:p>
      <text:list xml:id="list163833471051562" text:continue-numbering="true" text:style-name="L1">
        <text:list-item>
          <text:p text:style-name="P23">Pour répondre à cette question, on nous propose <text:span text:style-name="T15">d’utiliser 4 commandes : lspci, lsusb, lsmod et dmesg</text:span></text:p>
        </text:list-item>
      </text:list>
      <text:p text:style-name="P33">démo des commandes <text:span text:style-name="T20">en commençant par ls</text:span></text:p>
      <text:p text:style-name="P33"><text:tab/>lspci + lsmod sur Brix</text:p>
      <text:p text:style-name="P33"><text:tab/>lsusb + dmesg sur Rpi</text:p>
      <text:p text:style-name="P28"><text:span text:style-name="T21">retour et </text:span>lecture de la question <text:span text:style-name="T26">Q2</text:span></text:p>
      <text:list xml:id="list163831604238218" text:continue-numbering="true" text:style-name="L1">
        <text:list-item>
          <text:p text:style-name="P23"><text:span text:style-name="T15">Pour</text:span> <text:span text:style-name="T15">répondre à cette question il faut faire appel à une autre commande : ethtool</text:span></text:p>
        </text:list-item>
        <text:list-item>
          <text:p text:style-name="P35">Cette commande nécessite des droits particuliers</text:p>
        </text:list-item>
        <text:list-item>
          <text:p text:style-name="P35">Nous allons donc <text:span text:style-name="T21">devoir </text:span>faire appel à sudo, un outil qui nous permet d’accéder aux droits du super utilisateur le temps d’une commande</text:p>
        </text:list-item>
      </text:list>
      <text:p text:style-name="P33"><text:soft-page-break/>démo de la commande ethtool sur Brix + Rpi</text:p>
      <text:p text:style-name="P29"><text:span text:style-name="T21">retour </text:span>lecture de la question <text:span text:style-name="T26">Q3</text:span></text:p>
      <text:list xml:id="list163832279029328" text:continue-numbering="true" text:style-name="L1">
        <text:list-item>
          <text:p text:style-name="P36">Pour cette troisième question, on nous propose une autre section de la table des matières <text:span text:style-name="T21">du support</text:span></text:p>
        </text:list-item>
      </text:list>
      <text:p text:style-name="P30">aller vers le support <text:span text:style-name="T16">section 3</text:span></text:p>
      <text:list xml:id="list163833018552576" text:continue-numbering="true" text:style-name="L1">
        <text:list-item>
          <text:p text:style-name="P39">Nous passons ici à la couche liaison de données de la modélisation réseau contemporaine</text:p>
        </text:list-item>
        <text:list-item>
          <text:p text:style-name="P37"><text:span text:style-name="T21">On ajoute e</text:span>ncore une nouvelle commande, <text:span text:style-name="T21">la commande ip qui nous permet ici de faire la synthèse sur l’état du lien vers le réseau Ethernet</text:span></text:p>
        </text:list-item>
        <text:list-item>
          <text:p text:style-name="P38">Fort heureusement, cette commande ip <text:span text:style-name="T21">ne se limite pas au niveau liaison et elle </text:span>va nous permettre de traiter la majeure partie des questions à venir</text:p>
        </text:list-item>
      </text:list>
      <text:p text:style-name="P33">démo de la commande ip link ls sur Brix + Rpi</text:p>
      <text:p text:style-name="P30">aller vers le support <text:span text:style-name="T16">section 3 et lecture tableau des état</text:span></text:p>
      <text:p text:style-name="P33">insister sur LOWER_UP</text:p>
      <text:p text:style-name="P31"><text:span text:style-name="T21">retour vers les </text:span>question<text:span text:style-name="T21">s</text:span></text:p>
      <text:list xml:id="list163833442142264" text:continue-numbering="true" text:style-name="L1">
        <text:list-item>
          <text:p text:style-name="P39">Voilà. Nous avons traité les 3 questions de la première rubrique consacrée à l’identification des ressources et les états d’une interface Ethernet</text:p>
        </text:list-item>
        <text:list-item>
          <text:p text:style-name="P38"><text:span text:style-name="T21">Ce faisant, nous avons couvert les couches physique et liaison de données de la </text:span>m<text:span text:style-name="T21">odélisation réseau</text:span></text:p>
        </text:list-item>
        <text:list-item>
          <text:p text:style-name="P39">La capsule vidéo suivante aborde les différentes adresses d’une interface et leur portée</text:p>
        </text:list-item>
      </text:list>
      <text:p text:style-name="P8"><text:span text:style-name="T2">Vue </text:span><text:span text:style-name="T9">9</text:span><text:span text:style-name="T7"> →</text:span><text:span text:style-name="T8"> capsule </text:span><text:span text:style-name="T9">2</text:span></text:p>
      <text:list xml:id="list163831766341896" text:continue-numbering="true" text:style-name="L1">
        <text:list-item>
          <text:p text:style-name="P24">Cette vidéo est la <text:span text:style-name="T22">deuxième</text:span> d’une série de 6 capsules</text:p>
        </text:list-item>
        <text:list-item>
          <text:p text:style-name="P24">Elle correspond à la <text:span text:style-name="T22">deuxième</text:span> rubrique des questions de sur la configuration d’une interface Ethernet</text:p>
        </text:list-item>
        <text:list-item>
          <text:p text:style-name="P24">On utilise <text:span text:style-name="T22">à nouveau</text:span> deux machines distinctes avec deux architectures différentes : un PC de type Brix et une carte raspberry pi</text:p>
        </text:list-item>
        <text:list-item>
          <text:p text:style-name="P24">L’objectif est <text:span text:style-name="T22">de repérer les différentes adresses d’une interface et leur portée</text:span></text:p>
        </text:list-item>
        <text:list-item>
          <text:p text:style-name="P24">Pour cela nous devons traiter 3 questions qui nous renvoie<text:span text:style-name="T23">nt</text:span> <text:span text:style-name="T24">principalement à la section 5 du</text:span> support de travaux pratiques</text:p>
        </text:list-item>
      </text:list>
      <text:p text:style-name="P26"><text:span text:style-name="T17">aller vers le support </text:span><text:span text:style-name="T18">section </text:span><text:span text:style-name="T19">5</text:span></text:p>
      <text:list xml:id="list163832202489533" text:continue-numbering="true" text:style-name="L1">
        <text:list-item>
          <text:p text:style-name="P24">Dans ce<text:span text:style-name="T24">tte</text:span> section, <text:span text:style-name="T24">on retrouve la commande ip avec une nouvelle option → addr pour address </text:span></text:p>
        </text:list-item>
        <text:list-item>
          <text:p text:style-name="P40">On note bien que <text:span text:style-name="T24">les</text:span> question<text:span text:style-name="T24">s</text:span> porte<text:span text:style-name="T24">nt</text:span> sur les éléments de<text:span text:style-name="T24">s </text:span>couche<text:span text:style-name="T24">s</text:span> <text:span text:style-name="T24">liaison et réseau</text:span> de la modélisation réseau contemporaine</text:p>
        </text:list-item>
      </text:list>
      <text:p text:style-name="P32"><text:span text:style-name="T21">retour </text:span>lecture de la question <text:span text:style-name="T26">Q4</text:span></text:p>
      <text:p text:style-name="P34">démo de la commande ip <text:span text:style-name="T25">addr</text:span> ls sur Brix + Rpi <text:span text:style-name="T26">avec repérage des 3 lignes</text:span></text:p>
      <text:list xml:id="list163832773900074" text:continue-numbering="true" text:style-name="L1">
        <text:list-item>
          <text:p text:style-name="P25">Cette vidéo est la <text:span text:style-name="T22">deuxième</text:span> d’une série de 6 capsules</text:p>
        </text:list-item>
        <text:list-item>
          <text:p text:style-name="P41">h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erif" svg:font-family="'Noto Serif'" style:font-family-generic="roman"/>
    <style:font-face style:name="FreeSans1" svg:font-family="FreeSans" style:font-family-generic="swiss"/>
    <style:font-face style:name="Noto Sans" svg:font-family="'Noto Sans'" style:font-family-generic="swiss"/>
    <style:font-face style:name="Source Code Pro" svg:font-family="'Source Code Pro'" style:font-adornments="Normal" style:font-pitch="fixed"/>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erif" fo:font-size="12pt" fo:language="fr" fo:country="FR"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erif" fo:font-size="12pt" fo:language="fr" fo:country="FR"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Code Pro" fo:font-family="'Source Code Pro'" style:font-style-name="Normal" style:font-pitch="fixed" fo:font-size="14pt"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erif" fo:font-family="'Noto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Noto Serif" fo:font-family="'Noto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 fo:font-family="'Noto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6cm" fo:margin-right="1.6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Latu</meta:initial-creator>
    <meta:creation-date>2018-03-29T16:44:46.639893649</meta:creation-date>
    <dc:date>2018-03-30T16:38:31.323024497</dc:date>
    <dc:creator>Philippe Latu</dc:creator>
    <meta:editing-duration>PT2H2M36S</meta:editing-duration>
    <meta:editing-cycles>18</meta:editing-cycles>
    <meta:generator>LibreOffice/6.0.2.1.0$Linux_X86_64 LibreOffice_project/00m0$Build-1</meta:generator>
    <meta:document-statistic meta:table-count="0" meta:image-count="0" meta:object-count="0" meta:page-count="9" meta:paragraph-count="104" meta:word-count="1702" meta:character-count="9932" meta:non-whitespace-character-count="8407"/>
  </office:meta>
</office:document-meta>
</file>